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ce7" style:family="table-cell" style:parent-style-name="Default" style:data-style-name="N113">
      <style:text-properties style:font-name="Consolas"/>
    </style:style>
    <style:style style:name="ce8" style:family="table-cell" style:parent-style-name="Default" style:data-style-name="N113">
      <style:text-properties style:font-name="Consolas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ir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Fetch pric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alculateAll?language=Basic&amp;location=document" xlink:type="simple"/>
              </office:event-listeners>
            </form:button>
          </form:form>
        </office:forms>
        <table:shapes>
          <draw:control draw:z-index="0" draw:text-style-name="P1" svg:width="4.751cm" svg:height="1.089cm" svg:x="0.094cm" svg:y="3.877cm" draw:control="control1"/>
        </table:shapes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9" table:default-cell-style-name="Default"/>
        <table:table-row table:style-name="ro1">
          <table:table-cell table:style-name="ce5" office:value-type="string" calcext:value-type="string">
            <text:p>Kraken</text:p>
          </table:table-cell>
          <table:table-cell table:style-name="ce3" table:number-columns-repeated="2"/>
          <table:table-cell table:style-name="ce1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TC/EUR</text:p>
          </table:table-cell>
          <table:table-cell table:formula="of:=VALUE(GETKRAKENASKPRICEFORPAIR(&quot;BTC&quot;;&quot;EUR&quot;))" office:value-type="string" office:string-value="" calcext:value-type="error">
            <text:p>Err:502</text:p>
          </table:table-cell>
          <table:table-cell table:style-name="ce3"/>
          <table:table-cell table:number-columns-repeated="61"/>
        </table:table-row>
        <table:table-row table:style-name="ro1">
          <table:table-cell office:value-type="string" calcext:value-type="string">
            <text:p>ETH/EUR</text:p>
          </table:table-cell>
          <table:table-cell table:formula="of:=VALUE(GETKRAKENASKPRICEFORPAIR(&quot;ETH&quot;;&quot;EUR&quot;))" office:value-type="string" office:string-value="" calcext:value-type="error">
            <text:p>Err:502</text:p>
          </table:table-cell>
          <table:table-cell/>
          <table:table-cell table:style-name="ce1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style-name="ce5" office:value-type="string" calcext:value-type="string">
            <text:p>Coinbase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BTC/EUR</text:p>
          </table:table-cell>
          <table:table-cell table:style-name="ce8" table:formula="of:=VALUE(GETCOINBASEV2SPOTPRICEFORPAIR(&quot;BTC&quot;;&quot;EUR&quot;))" office:value-type="string" office:string-value="" calcext:value-type="error">
            <text:p>Err:502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TH/EUR</text:p>
          </table:table-cell>
          <table:table-cell table:style-name="ce8" table:formula="of:=VALUE(GETCOINBASEV2SPOTPRICEFORPAIR(&quot;ETH&quot;;&quot;EUR&quot;))" office:value-type="string" office:string-value="" calcext:value-type="error">
            <text:p>Err:502</text:p>
          </table:table-cell>
          <table:table-cell/>
          <table:table-cell table:style-name="Default"/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currency-style style:name="N110P0" style:volatile="true">
      <number:number number:decimal-places="5" loext:min-decimal-places="5" number:min-integer-digits="1" number:grouping="true"/>
      <number:text> </number:text>
      <number:currency-symbol number:language="el" number:country="GR">€</number:currency-symbol>
    </number:currency-style>
    <number:currency-style style:name="N110" number:title="User-defined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el" number:country="GR">€</number:currency-symbol>
    </number:currency-style>
    <number:currency-style style:name="N11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09:11:53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5T11:50:57.212000000</meta:creation-date>
    <meta:editing-duration>P0D</meta:editing-duration>
    <meta:editing-cycles>1</meta:editing-cycles>
    <meta:generator>LibreOffice/6.4.3.2$Windows_X86_64 LibreOffice_project/747b5d0ebf89f41c860ec2a39efd7cb15b54f2d8</meta:generator>
    <meta:document-statistic meta:table-count="1" meta:cell-count="1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alculateAll()
   ThisComponent.calculateAll()
End Sub

REM ****************************************************************************
REM * String GetCoinbaseV2SpotPriceForPair(String, String)                     *
REM ****************************************************************************
Function GetCoinbaseV2SpotPriceForPair(a as String, b as String) as String

	Dim fa as Object, ti as Object, fi as Object
	Dim s as String

	Dim pair as String

	fa = CreateUnoService("com.sun.star.ucb.SimpleFileAccess")
	ti = CreateUnoService("com.sun.star.io.TextInputStream")
	sr = ""

	pair = a &amp; "-" &amp; b

	On Error GoTo err

	si = fa.OpenFileRead("https://api.coinbase.com/v2/prices/" &amp; pair &amp; "/spot")
	ti.InputStream = si

	sr = ti.readLine
	sr = Right(sr, Len(sr) - Len(pair) - 42)
	sr = Left(sr, Len(sr) - 3)
	sr = Replace(sr, ".", ",")

	si.closeInput
	ti.closeInput

	GoTo done

err:

	sr = Error$

	Resume done

done:

	REM MsgBox(sr)

	GetCoinbaseV2SpotPriceForPair = sr

End Function


REM ****************************************************************************
REM * String GetKrakenAskPriceForPair(String, String)                          *
REM ****************************************************************************
Function GetKrakenAskPriceForPair(a as String, b as String) as String

	Dim fa as Object, ti as Object, fi as Object
	Dim s as String

	Dim pair as String

	fa = CreateUnoService("com.sun.star.ucb.SimpleFileAccess")
	ti = CreateUnoService("com.sun.star.io.TextInputStream")
	sr = ""

	pair = a &amp; b

	On Error GoTo err

	si = fa.OpenFileRead("https://api.kraken.com/0/public/Ticker?pair=" &amp; pair)
	ti.InputStream = si

	sr = ti.readLine
	sr = Right(sr, Len(sr) - Len(pair) - 34)
	sr = Left(sr, InStr(sr, """") - 1)
	sr = Replace(sr, ".", ",")

	si.closeInput
	ti.closeInput

	GoTo done

err:

	sr = Error$

	Resume done

done:

	REM MsgBox(sr)

	GetKrakenAskPriceForPair = sr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